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2'.B17:'tempo-e-vazaoV2'.I17 'tempo-e-vazaoV2'.A18:'tempo-e-vazaoV2'.A18 'tempo-e-vazaoV2'.B18:'tempo-e-vazaoV2'.I18 'tempo-e-vazaoV2'.A19:'tempo-e-vazaoV2'.A19 'tempo-e-vazaoV2'.B19:'tempo-e-vazaoV2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2'.B42:'tempo-e-vazaoV2'.I42 'tempo-e-vazaoV2'.A43:'tempo-e-vazaoV2'.A43 'tempo-e-vazaoV2'.B43:'tempo-e-vazaoV2'.I43 'tempo-e-vazaoV2'.A44:'tempo-e-vazaoV2'.A44 'tempo-e-vazaoV2'.B44:'tempo-e-vazaoV2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2.B1]" office:value-type="float" office:value="200000000" calcext:value-type="float">
            <text:p>2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2]" office:value-type="float" office:value="0.39803" calcext:value-type="float">
            <text:p>0.398030</text:p>
          </table:table-cell>
          <table:table-cell table:style-name="ce14" table:formula="of:=[$dadosV2.$A13]" office:value-type="float" office:value="0.366176" calcext:value-type="float">
            <text:p>0.366176</text:p>
          </table:table-cell>
          <table:table-cell table:style-name="ce14" table:formula="of:=[$dadosV2.$A24]" office:value-type="float" office:value="0.419969" calcext:value-type="float">
            <text:p>0.419969</text:p>
          </table:table-cell>
          <table:table-cell table:style-name="ce14" table:formula="of:=[$dadosV2.$A35]" office:value-type="float" office:value="0.491949" calcext:value-type="float">
            <text:p>0.491949</text:p>
          </table:table-cell>
          <table:table-cell table:style-name="ce14" table:formula="of:=[$dadosV2.$A46]" office:value-type="float" office:value="0.525582" calcext:value-type="float">
            <text:p>0.525582</text:p>
          </table:table-cell>
          <table:table-cell table:style-name="ce14" table:formula="of:=[$dadosV2.$A57]" office:value-type="float" office:value="0.56352" calcext:value-type="float">
            <text:p>0.563520</text:p>
          </table:table-cell>
          <table:table-cell table:style-name="ce14" table:formula="of:=[$dadosV2.$A68]" office:value-type="float" office:value="0.597409" calcext:value-type="float">
            <text:p>0.597409</text:p>
          </table:table-cell>
          <table:table-cell table:style-name="ce14" table:formula="of:=[$dadosV2.$A79]" office:value-type="float" office:value="0.634586" calcext:value-type="float">
            <text:p>0.63458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3]" office:value-type="float" office:value="0.407239" calcext:value-type="float">
            <text:p>0.407239</text:p>
          </table:table-cell>
          <table:table-cell table:style-name="ce14" table:formula="of:=[$dadosV2.$A14]" office:value-type="float" office:value="0.368471" calcext:value-type="float">
            <text:p>0.368471</text:p>
          </table:table-cell>
          <table:table-cell table:style-name="ce14" table:formula="of:=[$dadosV2.$A25]" office:value-type="float" office:value="0.420519" calcext:value-type="float">
            <text:p>0.420519</text:p>
          </table:table-cell>
          <table:table-cell table:style-name="ce14" table:formula="of:=[$dadosV2.$A36]" office:value-type="float" office:value="0.490726" calcext:value-type="float">
            <text:p>0.490726</text:p>
          </table:table-cell>
          <table:table-cell table:style-name="ce14" table:formula="of:=[$dadosV2.$A47]" office:value-type="float" office:value="0.521779" calcext:value-type="float">
            <text:p>0.521779</text:p>
          </table:table-cell>
          <table:table-cell table:style-name="ce14" table:formula="of:=[$dadosV2.$A58]" office:value-type="float" office:value="0.56375" calcext:value-type="float">
            <text:p>0.563750</text:p>
          </table:table-cell>
          <table:table-cell table:style-name="ce14" table:formula="of:=[$dadosV2.$A69]" office:value-type="float" office:value="0.59789" calcext:value-type="float">
            <text:p>0.597890</text:p>
          </table:table-cell>
          <table:table-cell table:style-name="ce14" table:formula="of:=[$dadosV2.$A80]" office:value-type="float" office:value="0.6357" calcext:value-type="float">
            <text:p>0.63570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4]" office:value-type="float" office:value="0.398069" calcext:value-type="float">
            <text:p>0.398069</text:p>
          </table:table-cell>
          <table:table-cell table:style-name="ce14" table:formula="of:=[$dadosV2.$A15]" office:value-type="float" office:value="0.366423" calcext:value-type="float">
            <text:p>0.366423</text:p>
          </table:table-cell>
          <table:table-cell table:style-name="ce14" table:formula="of:=[$dadosV2.$A26]" office:value-type="float" office:value="0.420855" calcext:value-type="float">
            <text:p>0.420855</text:p>
          </table:table-cell>
          <table:table-cell table:style-name="ce14" table:formula="of:=[$dadosV2.$A37]" office:value-type="float" office:value="0.487103" calcext:value-type="float">
            <text:p>0.487103</text:p>
          </table:table-cell>
          <table:table-cell table:style-name="ce14" table:formula="of:=[$dadosV2.$A48]" office:value-type="float" office:value="0.528354" calcext:value-type="float">
            <text:p>0.528354</text:p>
          </table:table-cell>
          <table:table-cell table:style-name="ce14" table:formula="of:=[$dadosV2.$A59]" office:value-type="float" office:value="0.564563" calcext:value-type="float">
            <text:p>0.564563</text:p>
          </table:table-cell>
          <table:table-cell table:style-name="ce14" table:formula="of:=[$dadosV2.$A70]" office:value-type="float" office:value="0.598619" calcext:value-type="float">
            <text:p>0.598619</text:p>
          </table:table-cell>
          <table:table-cell table:style-name="ce14" table:formula="of:=[$dadosV2.$A81]" office:value-type="float" office:value="0.637033" calcext:value-type="float">
            <text:p>0.63703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5]" office:value-type="float" office:value="0.39887" calcext:value-type="float">
            <text:p>0.398870</text:p>
          </table:table-cell>
          <table:table-cell table:style-name="ce14" table:formula="of:=[$dadosV2.$A16]" office:value-type="float" office:value="0.368567" calcext:value-type="float">
            <text:p>0.368567</text:p>
          </table:table-cell>
          <table:table-cell table:style-name="ce14" table:formula="of:=[$dadosV2.$A27]" office:value-type="float" office:value="0.421577" calcext:value-type="float">
            <text:p>0.421577</text:p>
          </table:table-cell>
          <table:table-cell table:style-name="ce14" table:formula="of:=[$dadosV2.$A38]" office:value-type="float" office:value="0.484205" calcext:value-type="float">
            <text:p>0.484205</text:p>
          </table:table-cell>
          <table:table-cell table:style-name="ce14" table:formula="of:=[$dadosV2.$A49]" office:value-type="float" office:value="0.526403" calcext:value-type="float">
            <text:p>0.526403</text:p>
          </table:table-cell>
          <table:table-cell table:style-name="ce14" table:formula="of:=[$dadosV2.$A60]" office:value-type="float" office:value="0.563141" calcext:value-type="float">
            <text:p>0.563141</text:p>
          </table:table-cell>
          <table:table-cell table:style-name="ce14" table:formula="of:=[$dadosV2.$A71]" office:value-type="float" office:value="0.597653" calcext:value-type="float">
            <text:p>0.597653</text:p>
          </table:table-cell>
          <table:table-cell table:style-name="ce14" table:formula="of:=[$dadosV2.$A82]" office:value-type="float" office:value="0.630154" calcext:value-type="float">
            <text:p>0.63015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6]" office:value-type="float" office:value="0.402881" calcext:value-type="float">
            <text:p>0.402881</text:p>
          </table:table-cell>
          <table:table-cell table:style-name="ce14" table:formula="of:=[$dadosV2.$A17]" office:value-type="float" office:value="0.374163" calcext:value-type="float">
            <text:p>0.374163</text:p>
          </table:table-cell>
          <table:table-cell table:style-name="ce14" table:formula="of:=[$dadosV2.$A28]" office:value-type="float" office:value="0.422017" calcext:value-type="float">
            <text:p>0.422017</text:p>
          </table:table-cell>
          <table:table-cell table:style-name="ce14" table:formula="of:=[$dadosV2.$A39]" office:value-type="float" office:value="0.485712" calcext:value-type="float">
            <text:p>0.485712</text:p>
          </table:table-cell>
          <table:table-cell table:style-name="ce14" table:formula="of:=[$dadosV2.$A50]" office:value-type="float" office:value="0.521965" calcext:value-type="float">
            <text:p>0.521965</text:p>
          </table:table-cell>
          <table:table-cell table:style-name="ce14" table:formula="of:=[$dadosV2.$A61]" office:value-type="float" office:value="0.559367" calcext:value-type="float">
            <text:p>0.559367</text:p>
          </table:table-cell>
          <table:table-cell table:style-name="ce14" table:formula="of:=[$dadosV2.$A72]" office:value-type="float" office:value="0.602199" calcext:value-type="float">
            <text:p>0.602199</text:p>
          </table:table-cell>
          <table:table-cell table:style-name="ce14" table:formula="of:=[$dadosV2.$A83]" office:value-type="float" office:value="0.630704" calcext:value-type="float">
            <text:p>0.630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7]" office:value-type="float" office:value="0.400255" calcext:value-type="float">
            <text:p>0.400255</text:p>
          </table:table-cell>
          <table:table-cell table:style-name="ce14" table:formula="of:=[$dadosV2.$A18]" office:value-type="float" office:value="0.365595" calcext:value-type="float">
            <text:p>0.365595</text:p>
          </table:table-cell>
          <table:table-cell table:style-name="ce14" table:formula="of:=[$dadosV2.$A29]" office:value-type="float" office:value="0.421185" calcext:value-type="float">
            <text:p>0.421185</text:p>
          </table:table-cell>
          <table:table-cell table:style-name="ce14" table:formula="of:=[$dadosV2.$A40]" office:value-type="float" office:value="0.489148" calcext:value-type="float">
            <text:p>0.489148</text:p>
          </table:table-cell>
          <table:table-cell table:style-name="ce14" table:formula="of:=[$dadosV2.$A51]" office:value-type="float" office:value="0.523495" calcext:value-type="float">
            <text:p>0.523495</text:p>
          </table:table-cell>
          <table:table-cell table:style-name="ce14" table:formula="of:=[$dadosV2.$A62]" office:value-type="float" office:value="0.564053" calcext:value-type="float">
            <text:p>0.564053</text:p>
          </table:table-cell>
          <table:table-cell table:style-name="ce14" table:formula="of:=[$dadosV2.$A73]" office:value-type="float" office:value="0.600801" calcext:value-type="float">
            <text:p>0.600801</text:p>
          </table:table-cell>
          <table:table-cell table:style-name="ce14" table:formula="of:=[$dadosV2.$A84]" office:value-type="float" office:value="0.630695" calcext:value-type="float">
            <text:p>0.63069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8]" office:value-type="float" office:value="0.399151" calcext:value-type="float">
            <text:p>0.399151</text:p>
          </table:table-cell>
          <table:table-cell table:style-name="ce14" table:formula="of:=[$dadosV2.$A19]" office:value-type="float" office:value="0.370128" calcext:value-type="float">
            <text:p>0.370128</text:p>
          </table:table-cell>
          <table:table-cell table:style-name="ce14" table:formula="of:=[$dadosV2.$A30]" office:value-type="float" office:value="0.420776" calcext:value-type="float">
            <text:p>0.420776</text:p>
          </table:table-cell>
          <table:table-cell table:style-name="ce14" table:formula="of:=[$dadosV2.$A41]" office:value-type="float" office:value="0.487204" calcext:value-type="float">
            <text:p>0.487204</text:p>
          </table:table-cell>
          <table:table-cell table:style-name="ce14" table:formula="of:=[$dadosV2.$A52]" office:value-type="float" office:value="0.525313" calcext:value-type="float">
            <text:p>0.525313</text:p>
          </table:table-cell>
          <table:table-cell table:style-name="ce14" table:formula="of:=[$dadosV2.$A63]" office:value-type="float" office:value="0.559373" calcext:value-type="float">
            <text:p>0.559373</text:p>
          </table:table-cell>
          <table:table-cell table:style-name="ce14" table:formula="of:=[$dadosV2.$A74]" office:value-type="float" office:value="0.597086" calcext:value-type="float">
            <text:p>0.597086</text:p>
          </table:table-cell>
          <table:table-cell table:style-name="ce14" table:formula="of:=[$dadosV2.$A85]" office:value-type="float" office:value="0.629446" calcext:value-type="float">
            <text:p>0.62944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9]" office:value-type="float" office:value="0.398348" calcext:value-type="float">
            <text:p>0.398348</text:p>
          </table:table-cell>
          <table:table-cell table:style-name="ce14" table:formula="of:=[$dadosV2.$A20]" office:value-type="float" office:value="0.36721" calcext:value-type="float">
            <text:p>0.367210</text:p>
          </table:table-cell>
          <table:table-cell table:style-name="ce14" table:formula="of:=[$dadosV2.$A31]" office:value-type="float" office:value="0.419098" calcext:value-type="float">
            <text:p>0.419098</text:p>
          </table:table-cell>
          <table:table-cell table:style-name="ce14" table:formula="of:=[$dadosV2.$A42]" office:value-type="float" office:value="0.488983" calcext:value-type="float">
            <text:p>0.488983</text:p>
          </table:table-cell>
          <table:table-cell table:style-name="ce14" table:formula="of:=[$dadosV2.$A53]" office:value-type="float" office:value="0.523731" calcext:value-type="float">
            <text:p>0.523731</text:p>
          </table:table-cell>
          <table:table-cell table:style-name="ce14" table:formula="of:=[$dadosV2.$A64]" office:value-type="float" office:value="0.561546" calcext:value-type="float">
            <text:p>0.561546</text:p>
          </table:table-cell>
          <table:table-cell table:style-name="ce14" table:formula="of:=[$dadosV2.$A75]" office:value-type="float" office:value="0.599427" calcext:value-type="float">
            <text:p>0.599427</text:p>
          </table:table-cell>
          <table:table-cell table:style-name="ce14" table:formula="of:=[$dadosV2.$A86]" office:value-type="float" office:value="0.626881" calcext:value-type="float">
            <text:p>0.626881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0]" office:value-type="float" office:value="0.404672" calcext:value-type="float">
            <text:p>0.404672</text:p>
          </table:table-cell>
          <table:table-cell table:style-name="ce14" table:formula="of:=[$dadosV2.$A21]" office:value-type="float" office:value="0.369679" calcext:value-type="float">
            <text:p>0.369679</text:p>
          </table:table-cell>
          <table:table-cell table:style-name="ce14" table:formula="of:=[$dadosV2.$A32]" office:value-type="float" office:value="0.420608" calcext:value-type="float">
            <text:p>0.420608</text:p>
          </table:table-cell>
          <table:table-cell table:style-name="ce14" table:formula="of:=[$dadosV2.$A43]" office:value-type="float" office:value="0.489007" calcext:value-type="float">
            <text:p>0.489007</text:p>
          </table:table-cell>
          <table:table-cell table:style-name="ce14" table:formula="of:=[$dadosV2.$A54]" office:value-type="float" office:value="0.51796" calcext:value-type="float">
            <text:p>0.517960</text:p>
          </table:table-cell>
          <table:table-cell table:style-name="ce14" table:formula="of:=[$dadosV2.$A65]" office:value-type="float" office:value="0.561856" calcext:value-type="float">
            <text:p>0.561856</text:p>
          </table:table-cell>
          <table:table-cell table:style-name="ce14" table:formula="of:=[$dadosV2.$A76]" office:value-type="float" office:value="0.600024" calcext:value-type="float">
            <text:p>0.600024</text:p>
          </table:table-cell>
          <table:table-cell table:style-name="ce14" table:formula="of:=[$dadosV2.$A87]" office:value-type="float" office:value="0.631633" calcext:value-type="float">
            <text:p>0.63163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1]" office:value-type="float" office:value="0.400742" calcext:value-type="float">
            <text:p>0.400742</text:p>
          </table:table-cell>
          <table:table-cell table:style-name="ce14" table:formula="of:=[$dadosV2.$A22]" office:value-type="float" office:value="0.369136" calcext:value-type="float">
            <text:p>0.369136</text:p>
          </table:table-cell>
          <table:table-cell table:style-name="ce14" table:formula="of:=[$dadosV2.$A33]" office:value-type="float" office:value="0.422627" calcext:value-type="float">
            <text:p>0.422627</text:p>
          </table:table-cell>
          <table:table-cell table:style-name="ce14" table:formula="of:=[$dadosV2.$A44]" office:value-type="float" office:value="0.489442" calcext:value-type="float">
            <text:p>0.489442</text:p>
          </table:table-cell>
          <table:table-cell table:style-name="ce14" table:formula="of:=[$dadosV2.$A55]" office:value-type="float" office:value="0.527946" calcext:value-type="float">
            <text:p>0.527946</text:p>
          </table:table-cell>
          <table:table-cell table:style-name="ce14" table:formula="of:=[$dadosV2.$A66]" office:value-type="float" office:value="0.559929" calcext:value-type="float">
            <text:p>0.559929</text:p>
          </table:table-cell>
          <table:table-cell table:style-name="ce14" table:formula="of:=[$dadosV2.$A77]" office:value-type="float" office:value="0.598212" calcext:value-type="float">
            <text:p>0.598212</text:p>
          </table:table-cell>
          <table:table-cell table:style-name="ce14" table:formula="of:=[$dadosV2.$A88]" office:value-type="float" office:value="0.635242" calcext:value-type="float">
            <text:p>0.635242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00.83" calcext:value-type="float">
            <text:p>400,83</text:p>
          </table:table-cell>
          <table:table-cell table:style-name="ce19" table:formula="of:=ROUND(SUM([.C5:.C14])*1000/10;0)" office:value-type="float" office:value="369" calcext:value-type="float">
            <text:p>369,00</text:p>
          </table:table-cell>
          <table:table-cell table:style-name="ce6" table:formula="of:=ROUND(SUM([.D5:.D14])*1000/10;0)" office:value-type="float" office:value="421" calcext:value-type="float">
            <text:p>421</text:p>
          </table:table-cell>
          <table:table-cell table:style-name="ce6" table:formula="of:=ROUND(SUM([.E5:.E14])*1000/10;0)" office:value-type="float" office:value="488" calcext:value-type="float">
            <text:p>488</text:p>
          </table:table-cell>
          <table:table-cell table:style-name="ce6" table:formula="of:=ROUND(SUM([.F5:.F14])*1000/10;0)" office:value-type="float" office:value="524" calcext:value-type="float">
            <text:p>524</text:p>
          </table:table-cell>
          <table:table-cell table:style-name="ce6" table:formula="of:=ROUND(SUM([.G5:.G14])*1000/10;0)" office:value-type="float" office:value="562" calcext:value-type="float">
            <text:p>562</text:p>
          </table:table-cell>
          <table:table-cell table:style-name="ce6" table:formula="of:=ROUND(SUM([.H5:.H14])*1000/10;0)" office:value-type="float" office:value="599" calcext:value-type="float">
            <text:p>599</text:p>
          </table:table-cell>
          <table:table-cell table:style-name="ce6" table:formula="of:=ROUND(SUM([.I5:.I14])*1000/10;0)" office:value-type="float" office:value="632" calcext:value-type="float">
            <text:p>63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09" calcext:value-type="float">
            <text:p>1,09</text:p>
          </table:table-cell>
          <table:table-cell table:style-name="ce20" table:formula="of:=ROUND([.$B18]/[.D18];2)" office:value-type="float" office:value="0.95" calcext:value-type="float">
            <text:p>0,95</text:p>
          </table:table-cell>
          <table:table-cell table:style-name="ce20" table:formula="of:=ROUND([.$B18]/[.E18];2)" office:value-type="float" office:value="0.82" calcext:value-type="float">
            <text:p>0,82</text:p>
          </table:table-cell>
          <table:table-cell table:style-name="ce20" table:formula="of:=ROUND([.$B18]/[.F18];2)" office:value-type="float" office:value="0.76" calcext:value-type="float">
            <text:p>0,76</text:p>
          </table:table-cell>
          <table:table-cell table:style-name="ce20" table:formula="of:=ROUND([.$B18]/[.G18];2)" office:value-type="float" office:value="0.71" calcext:value-type="float">
            <text:p>0,71</text:p>
          </table:table-cell>
          <table:table-cell table:style-name="ce20" table:formula="of:=ROUND([.$B18]/[.H18];2)" office:value-type="float" office:value="0.67" calcext:value-type="float">
            <text:p>0,67</text:p>
          </table:table-cell>
          <table:table-cell table:style-name="ce20" table:formula="of:=ROUND([.$B18]/[.I18];2)" office:value-type="float" office:value="0.63" calcext:value-type="float">
            <text:p>0,63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99" calcext:value-type="float">
            <text:p>499</text:p>
          </table:table-cell>
          <table:table-cell table:style-name="ce6" table:formula="of:=ROUND([.$I$2]/(([.C18]/1000)*1000*1000);0)" office:value-type="float" office:value="542" calcext:value-type="float">
            <text:p>542</text:p>
          </table:table-cell>
          <table:table-cell table:style-name="ce6" table:formula="of:=ROUND([.$I$2]/(([.D18]/1000)*1000*1000);0)" office:value-type="float" office:value="475" calcext:value-type="float">
            <text:p>475</text:p>
          </table:table-cell>
          <table:table-cell table:style-name="ce6" table:formula="of:=ROUND([.$I$2]/(([.E18]/1000)*1000*1000);0)" office:value-type="float" office:value="410" calcext:value-type="float">
            <text:p>410</text:p>
          </table:table-cell>
          <table:table-cell table:style-name="ce6" table:formula="of:=ROUND([.$I$2]/(([.F18]/1000)*1000*1000);0)" office:value-type="float" office:value="382" calcext:value-type="float">
            <text:p>382</text:p>
          </table:table-cell>
          <table:table-cell table:style-name="ce6" table:formula="of:=ROUND([.$I$2]/(([.G18]/1000)*1000*1000);0)" office:value-type="float" office:value="356" calcext:value-type="float">
            <text:p>356</text:p>
          </table:table-cell>
          <table:table-cell table:style-name="ce6" table:formula="of:=ROUND([.$I$2]/(([.H18]/1000)*1000*1000);0)" office:value-type="float" office:value="334" calcext:value-type="float">
            <text:p>334</text:p>
          </table:table-cell>
          <table:table-cell table:style-name="ce6" table:formula="of:=ROUND([.$I$2]/(([.I18]/1000)*1000*1000);0)" office:value-type="float" office:value="316" calcext:value-type="float">
            <text:p>31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09" calcext:value-type="float">
            <text:p>1.09</text:p>
          </table:table-cell>
          <table:table-cell table:style-name="ce17" table:formula="of:=[.D19]" office:value-type="float" office:value="0.95" calcext:value-type="float">
            <text:p>0.95</text:p>
          </table:table-cell>
          <table:table-cell table:style-name="ce17" table:formula="of:=[.E19]" office:value-type="float" office:value="0.82" calcext:value-type="float">
            <text:p>0.82</text:p>
          </table:table-cell>
          <table:table-cell table:style-name="ce17" table:formula="of:=[.F19]" office:value-type="float" office:value="0.76" calcext:value-type="float">
            <text:p>0.76</text:p>
          </table:table-cell>
          <table:table-cell table:style-name="ce17" table:formula="of:=[.G19]" office:value-type="float" office:value="0.71" calcext:value-type="float">
            <text:p>0.71</text:p>
          </table:table-cell>
          <table:table-cell table:style-name="ce17" table:formula="of:=[.H19]" office:value-type="float" office:value="0.67" calcext:value-type="float">
            <text:p>0.67</text:p>
          </table:table-cell>
          <table:table-cell table:style-name="ce17" table:formula="of:=[.I19]" office:value-type="float" office:value="0.63" calcext:value-type="float">
            <text:p>0.63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39803" calcext:value-type="float">
            <text:p>0,39803</text:p>
          </table:table-cell>
          <table:table-cell table:number-columns-repeated="4"/>
        </table:table-row>
        <table:table-row table:style-name="ro2">
          <table:table-cell office:value-type="float" office:value="0.407239" calcext:value-type="float">
            <text:p>0,407239</text:p>
          </table:table-cell>
          <table:table-cell table:number-columns-repeated="4"/>
        </table:table-row>
        <table:table-row table:style-name="ro2">
          <table:table-cell office:value-type="float" office:value="0.398069" calcext:value-type="float">
            <text:p>0,398069</text:p>
          </table:table-cell>
          <table:table-cell table:number-columns-repeated="4"/>
        </table:table-row>
        <table:table-row table:style-name="ro2">
          <table:table-cell office:value-type="float" office:value="0.39887" calcext:value-type="float">
            <text:p>0,39887</text:p>
          </table:table-cell>
          <table:table-cell table:number-columns-repeated="4"/>
        </table:table-row>
        <table:table-row table:style-name="ro2">
          <table:table-cell office:value-type="float" office:value="0.402881" calcext:value-type="float">
            <text:p>0,402881</text:p>
          </table:table-cell>
          <table:table-cell table:number-columns-repeated="4"/>
        </table:table-row>
        <table:table-row table:style-name="ro2">
          <table:table-cell office:value-type="float" office:value="0.400255" calcext:value-type="float">
            <text:p>0,400255</text:p>
          </table:table-cell>
          <table:table-cell table:number-columns-repeated="4"/>
        </table:table-row>
        <table:table-row table:style-name="ro2">
          <table:table-cell table:style-name="ce28" office:value-type="float" office:value="0.399151" calcext:value-type="float">
            <text:p>0,40</text:p>
          </table:table-cell>
          <table:table-cell table:number-columns-repeated="4"/>
        </table:table-row>
        <table:table-row table:style-name="ro2">
          <table:table-cell office:value-type="float" office:value="0.398348" calcext:value-type="float">
            <text:p>0,398348</text:p>
          </table:table-cell>
          <table:table-cell table:number-columns-repeated="4"/>
        </table:table-row>
        <table:table-row table:style-name="ro2">
          <table:table-cell office:value-type="float" office:value="0.404672" calcext:value-type="float">
            <text:p>0,404672</text:p>
          </table:table-cell>
          <table:table-cell table:number-columns-repeated="4"/>
        </table:table-row>
        <table:table-row table:style-name="ro2">
          <table:table-cell office:value-type="float" office:value="0.400742" calcext:value-type="float">
            <text:p>0,4007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366176" calcext:value-type="float">
            <text:p>0,366176</text:p>
          </table:table-cell>
          <table:table-cell table:number-columns-repeated="4"/>
        </table:table-row>
        <table:table-row table:style-name="ro2">
          <table:table-cell office:value-type="float" office:value="0.368471" calcext:value-type="float">
            <text:p>0,368471</text:p>
          </table:table-cell>
          <table:table-cell table:number-columns-repeated="4"/>
        </table:table-row>
        <table:table-row table:style-name="ro2">
          <table:table-cell office:value-type="float" office:value="0.366423" calcext:value-type="float">
            <text:p>0,366423</text:p>
          </table:table-cell>
          <table:table-cell table:number-columns-repeated="4"/>
        </table:table-row>
        <table:table-row table:style-name="ro2">
          <table:table-cell office:value-type="float" office:value="0.368567" calcext:value-type="float">
            <text:p>0,368567</text:p>
          </table:table-cell>
          <table:table-cell table:number-columns-repeated="4"/>
        </table:table-row>
        <table:table-row table:style-name="ro2">
          <table:table-cell office:value-type="float" office:value="0.374163" calcext:value-type="float">
            <text:p>0,374163</text:p>
          </table:table-cell>
          <table:table-cell table:number-columns-repeated="4"/>
        </table:table-row>
        <table:table-row table:style-name="ro2">
          <table:table-cell office:value-type="float" office:value="0.365595" calcext:value-type="float">
            <text:p>0,365595</text:p>
          </table:table-cell>
          <table:table-cell table:number-columns-repeated="4"/>
        </table:table-row>
        <table:table-row table:style-name="ro2">
          <table:table-cell office:value-type="float" office:value="0.370128" calcext:value-type="float">
            <text:p>0,370128</text:p>
          </table:table-cell>
          <table:table-cell table:number-columns-repeated="4"/>
        </table:table-row>
        <table:table-row table:style-name="ro2">
          <table:table-cell office:value-type="float" office:value="0.36721" calcext:value-type="float">
            <text:p>0,36721</text:p>
          </table:table-cell>
          <table:table-cell table:number-columns-repeated="4"/>
        </table:table-row>
        <table:table-row table:style-name="ro2">
          <table:table-cell office:value-type="float" office:value="0.369679" calcext:value-type="float">
            <text:p>0,369679</text:p>
          </table:table-cell>
          <table:table-cell table:number-columns-repeated="4"/>
        </table:table-row>
        <table:table-row table:style-name="ro2">
          <table:table-cell office:value-type="float" office:value="0.369136" calcext:value-type="float">
            <text:p>0,3691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19969" calcext:value-type="float">
            <text:p>0,419969</text:p>
          </table:table-cell>
          <table:table-cell table:number-columns-repeated="4"/>
        </table:table-row>
        <table:table-row table:style-name="ro2">
          <table:table-cell office:value-type="float" office:value="0.420519" calcext:value-type="float">
            <text:p>0,420519</text:p>
          </table:table-cell>
          <table:table-cell table:number-columns-repeated="4"/>
        </table:table-row>
        <table:table-row table:style-name="ro2">
          <table:table-cell office:value-type="float" office:value="0.420855" calcext:value-type="float">
            <text:p>0,420855</text:p>
          </table:table-cell>
          <table:table-cell table:style-name="ce28" table:formula="of:=SUM([.A24:.A33])" office:value-type="float" office:value="4.209231" calcext:value-type="float">
            <text:p>4,21</text:p>
          </table:table-cell>
          <table:table-cell table:number-columns-repeated="3"/>
        </table:table-row>
        <table:table-row table:style-name="ro2">
          <table:table-cell office:value-type="float" office:value="0.421577" calcext:value-type="float">
            <text:p>0,421577</text:p>
          </table:table-cell>
          <table:table-cell table:number-columns-repeated="4"/>
        </table:table-row>
        <table:table-row table:style-name="ro2">
          <table:table-cell office:value-type="float" office:value="0.422017" calcext:value-type="float">
            <text:p>0,422017</text:p>
          </table:table-cell>
          <table:table-cell table:number-columns-repeated="4"/>
        </table:table-row>
        <table:table-row table:style-name="ro2">
          <table:table-cell office:value-type="float" office:value="0.421185" calcext:value-type="float">
            <text:p>0,421185</text:p>
          </table:table-cell>
          <table:table-cell table:number-columns-repeated="4"/>
        </table:table-row>
        <table:table-row table:style-name="ro2">
          <table:table-cell office:value-type="float" office:value="0.420776" calcext:value-type="float">
            <text:p>0,420776</text:p>
          </table:table-cell>
          <table:table-cell table:number-columns-repeated="4"/>
        </table:table-row>
        <table:table-row table:style-name="ro2">
          <table:table-cell office:value-type="float" office:value="0.419098" calcext:value-type="float">
            <text:p>0,419098</text:p>
          </table:table-cell>
          <table:table-cell table:number-columns-repeated="4"/>
        </table:table-row>
        <table:table-row table:style-name="ro2">
          <table:table-cell office:value-type="float" office:value="0.420608" calcext:value-type="float">
            <text:p>0,420608</text:p>
          </table:table-cell>
          <table:table-cell table:number-columns-repeated="4"/>
        </table:table-row>
        <table:table-row table:style-name="ro2">
          <table:table-cell office:value-type="float" office:value="0.422627" calcext:value-type="float">
            <text:p>0,4226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91949" calcext:value-type="float">
            <text:p>0,491949</text:p>
          </table:table-cell>
          <table:table-cell table:number-columns-repeated="4"/>
        </table:table-row>
        <table:table-row table:style-name="ro2">
          <table:table-cell office:value-type="float" office:value="0.490726" calcext:value-type="float">
            <text:p>0,490726</text:p>
          </table:table-cell>
          <table:table-cell table:number-columns-repeated="4"/>
        </table:table-row>
        <table:table-row table:style-name="ro2">
          <table:table-cell office:value-type="float" office:value="0.487103" calcext:value-type="float">
            <text:p>0,487103</text:p>
          </table:table-cell>
          <table:table-cell table:number-columns-repeated="4"/>
        </table:table-row>
        <table:table-row table:style-name="ro2">
          <table:table-cell office:value-type="float" office:value="0.484205" calcext:value-type="float">
            <text:p>0,484205</text:p>
          </table:table-cell>
          <table:table-cell table:number-columns-repeated="4"/>
        </table:table-row>
        <table:table-row table:style-name="ro2">
          <table:table-cell office:value-type="float" office:value="0.485712" calcext:value-type="float">
            <text:p>0,485712</text:p>
          </table:table-cell>
          <table:table-cell table:number-columns-repeated="4"/>
        </table:table-row>
        <table:table-row table:style-name="ro2">
          <table:table-cell office:value-type="float" office:value="0.489148" calcext:value-type="float">
            <text:p>0,489148</text:p>
          </table:table-cell>
          <table:table-cell table:number-columns-repeated="4"/>
        </table:table-row>
        <table:table-row table:style-name="ro2">
          <table:table-cell office:value-type="float" office:value="0.487204" calcext:value-type="float">
            <text:p>0,487204</text:p>
          </table:table-cell>
          <table:table-cell table:number-columns-repeated="4"/>
        </table:table-row>
        <table:table-row table:style-name="ro2">
          <table:table-cell office:value-type="float" office:value="0.488983" calcext:value-type="float">
            <text:p>0,488983</text:p>
          </table:table-cell>
          <table:table-cell table:number-columns-repeated="4"/>
        </table:table-row>
        <table:table-row table:style-name="ro2">
          <table:table-cell office:value-type="float" office:value="0.489007" calcext:value-type="float">
            <text:p>0,489007</text:p>
          </table:table-cell>
          <table:table-cell table:number-columns-repeated="4"/>
        </table:table-row>
        <table:table-row table:style-name="ro2">
          <table:table-cell office:value-type="float" office:value="0.489442" calcext:value-type="float">
            <text:p>0,4894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25582" calcext:value-type="float">
            <text:p>0,525582</text:p>
          </table:table-cell>
          <table:table-cell table:number-columns-repeated="4"/>
        </table:table-row>
        <table:table-row table:style-name="ro2">
          <table:table-cell office:value-type="float" office:value="0.521779" calcext:value-type="float">
            <text:p>0,521779</text:p>
          </table:table-cell>
          <table:table-cell table:number-columns-repeated="4"/>
        </table:table-row>
        <table:table-row table:style-name="ro2">
          <table:table-cell office:value-type="float" office:value="0.528354" calcext:value-type="float">
            <text:p>0,528354</text:p>
          </table:table-cell>
          <table:table-cell table:number-columns-repeated="4"/>
        </table:table-row>
        <table:table-row table:style-name="ro2">
          <table:table-cell office:value-type="float" office:value="0.526403" calcext:value-type="float">
            <text:p>0,526403</text:p>
          </table:table-cell>
          <table:table-cell table:number-columns-repeated="4"/>
        </table:table-row>
        <table:table-row table:style-name="ro2">
          <table:table-cell office:value-type="float" office:value="0.521965" calcext:value-type="float">
            <text:p>0,521965</text:p>
          </table:table-cell>
          <table:table-cell table:number-columns-repeated="4"/>
        </table:table-row>
        <table:table-row table:style-name="ro2">
          <table:table-cell office:value-type="float" office:value="0.523495" calcext:value-type="float">
            <text:p>0,523495</text:p>
          </table:table-cell>
          <table:table-cell table:number-columns-repeated="4"/>
        </table:table-row>
        <table:table-row table:style-name="ro2">
          <table:table-cell office:value-type="float" office:value="0.525313" calcext:value-type="float">
            <text:p>0,525313</text:p>
          </table:table-cell>
          <table:table-cell table:number-columns-repeated="4"/>
        </table:table-row>
        <table:table-row table:style-name="ro2">
          <table:table-cell office:value-type="float" office:value="0.523731" calcext:value-type="float">
            <text:p>0,523731</text:p>
          </table:table-cell>
          <table:table-cell table:number-columns-repeated="4"/>
        </table:table-row>
        <table:table-row table:style-name="ro2">
          <table:table-cell office:value-type="float" office:value="0.51796" calcext:value-type="float">
            <text:p>0,51796</text:p>
          </table:table-cell>
          <table:table-cell table:number-columns-repeated="4"/>
        </table:table-row>
        <table:table-row table:style-name="ro2">
          <table:table-cell office:value-type="float" office:value="0.527946" calcext:value-type="float">
            <text:p>0,5279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6352" calcext:value-type="float">
            <text:p>0,56352</text:p>
          </table:table-cell>
          <table:table-cell table:number-columns-repeated="4"/>
        </table:table-row>
        <table:table-row table:style-name="ro2">
          <table:table-cell office:value-type="float" office:value="0.56375" calcext:value-type="float">
            <text:p>0,56375</text:p>
          </table:table-cell>
          <table:table-cell table:number-columns-repeated="4"/>
        </table:table-row>
        <table:table-row table:style-name="ro2">
          <table:table-cell office:value-type="float" office:value="0.564563" calcext:value-type="float">
            <text:p>0,564563</text:p>
          </table:table-cell>
          <table:table-cell table:number-columns-repeated="4"/>
        </table:table-row>
        <table:table-row table:style-name="ro2">
          <table:table-cell office:value-type="float" office:value="0.563141" calcext:value-type="float">
            <text:p>0,563141</text:p>
          </table:table-cell>
          <table:table-cell table:number-columns-repeated="4"/>
        </table:table-row>
        <table:table-row table:style-name="ro2">
          <table:table-cell office:value-type="float" office:value="0.559367" calcext:value-type="float">
            <text:p>0,559367</text:p>
          </table:table-cell>
          <table:table-cell table:number-columns-repeated="4"/>
        </table:table-row>
        <table:table-row table:style-name="ro2">
          <table:table-cell office:value-type="float" office:value="0.564053" calcext:value-type="float">
            <text:p>0,564053</text:p>
          </table:table-cell>
          <table:table-cell table:number-columns-repeated="4"/>
        </table:table-row>
        <table:table-row table:style-name="ro2">
          <table:table-cell office:value-type="float" office:value="0.559373" calcext:value-type="float">
            <text:p>0,559373</text:p>
          </table:table-cell>
          <table:table-cell table:number-columns-repeated="4"/>
        </table:table-row>
        <table:table-row table:style-name="ro2">
          <table:table-cell office:value-type="float" office:value="0.561546" calcext:value-type="float">
            <text:p>0,561546</text:p>
          </table:table-cell>
          <table:table-cell table:number-columns-repeated="4"/>
        </table:table-row>
        <table:table-row table:style-name="ro2">
          <table:table-cell office:value-type="float" office:value="0.561856" calcext:value-type="float">
            <text:p>0,561856</text:p>
          </table:table-cell>
          <table:table-cell table:number-columns-repeated="4"/>
        </table:table-row>
        <table:table-row table:style-name="ro2">
          <table:table-cell office:value-type="float" office:value="0.559929" calcext:value-type="float">
            <text:p>0,5599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97409" calcext:value-type="float">
            <text:p>0,597409</text:p>
          </table:table-cell>
          <table:table-cell table:number-columns-repeated="4"/>
        </table:table-row>
        <table:table-row table:style-name="ro2">
          <table:table-cell office:value-type="float" office:value="0.59789" calcext:value-type="float">
            <text:p>0,59789</text:p>
          </table:table-cell>
          <table:table-cell table:number-columns-repeated="4"/>
        </table:table-row>
        <table:table-row table:style-name="ro2">
          <table:table-cell office:value-type="float" office:value="0.598619" calcext:value-type="float">
            <text:p>0,598619</text:p>
          </table:table-cell>
          <table:table-cell table:number-columns-repeated="4"/>
        </table:table-row>
        <table:table-row table:style-name="ro2">
          <table:table-cell office:value-type="float" office:value="0.597653" calcext:value-type="float">
            <text:p>0,597653</text:p>
          </table:table-cell>
          <table:table-cell table:number-columns-repeated="4"/>
        </table:table-row>
        <table:table-row table:style-name="ro2">
          <table:table-cell office:value-type="float" office:value="0.602199" calcext:value-type="float">
            <text:p>0,602199</text:p>
          </table:table-cell>
          <table:table-cell table:number-columns-repeated="4"/>
        </table:table-row>
        <table:table-row table:style-name="ro2">
          <table:table-cell office:value-type="float" office:value="0.600801" calcext:value-type="float">
            <text:p>0,600801</text:p>
          </table:table-cell>
          <table:table-cell table:number-columns-repeated="4"/>
        </table:table-row>
        <table:table-row table:style-name="ro2">
          <table:table-cell office:value-type="float" office:value="0.597086" calcext:value-type="float">
            <text:p>0,597086</text:p>
          </table:table-cell>
          <table:table-cell table:number-columns-repeated="4"/>
        </table:table-row>
        <table:table-row table:style-name="ro2">
          <table:table-cell office:value-type="float" office:value="0.599427" calcext:value-type="float">
            <text:p>0,599427</text:p>
          </table:table-cell>
          <table:table-cell table:number-columns-repeated="4"/>
        </table:table-row>
        <table:table-row table:style-name="ro2">
          <table:table-cell office:value-type="float" office:value="0.600024" calcext:value-type="float">
            <text:p>0,600024</text:p>
          </table:table-cell>
          <table:table-cell table:number-columns-repeated="4"/>
        </table:table-row>
        <table:table-row table:style-name="ro2">
          <table:table-cell office:value-type="float" office:value="0.598212" calcext:value-type="float">
            <text:p>0,5982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34586" calcext:value-type="float">
            <text:p>0,634586</text:p>
          </table:table-cell>
          <table:table-cell table:number-columns-repeated="4"/>
        </table:table-row>
        <table:table-row table:style-name="ro2">
          <table:table-cell office:value-type="float" office:value="0.6357" calcext:value-type="float">
            <text:p>0,6357</text:p>
          </table:table-cell>
          <table:table-cell table:number-columns-repeated="4"/>
        </table:table-row>
        <table:table-row table:style-name="ro2">
          <table:table-cell office:value-type="float" office:value="0.637033" calcext:value-type="float">
            <text:p>0,637033</text:p>
          </table:table-cell>
          <table:table-cell table:number-columns-repeated="4"/>
        </table:table-row>
        <table:table-row table:style-name="ro2">
          <table:table-cell office:value-type="float" office:value="0.630154" calcext:value-type="float">
            <text:p>0,630154</text:p>
          </table:table-cell>
          <table:table-cell table:number-columns-repeated="4"/>
        </table:table-row>
        <table:table-row table:style-name="ro2">
          <table:table-cell office:value-type="float" office:value="0.630704" calcext:value-type="float">
            <text:p>0,630704</text:p>
          </table:table-cell>
          <table:table-cell table:number-columns-repeated="4"/>
        </table:table-row>
        <table:table-row table:style-name="ro2">
          <table:table-cell office:value-type="float" office:value="0.630695" calcext:value-type="float">
            <text:p>0,630695</text:p>
          </table:table-cell>
          <table:table-cell table:number-columns-repeated="4"/>
        </table:table-row>
        <table:table-row table:style-name="ro2">
          <table:table-cell office:value-type="float" office:value="0.629446" calcext:value-type="float">
            <text:p>0,629446</text:p>
          </table:table-cell>
          <table:table-cell table:number-columns-repeated="4"/>
        </table:table-row>
        <table:table-row table:style-name="ro2">
          <table:table-cell office:value-type="float" office:value="0.626881" calcext:value-type="float">
            <text:p>0,626881</text:p>
          </table:table-cell>
          <table:table-cell table:number-columns-repeated="4"/>
        </table:table-row>
        <table:table-row table:style-name="ro2">
          <table:table-cell office:value-type="float" office:value="0.631633" calcext:value-type="float">
            <text:p>0,631633</text:p>
          </table:table-cell>
          <table:table-cell table:number-columns-repeated="4"/>
        </table:table-row>
        <table:table-row table:style-name="ro2">
          <table:table-cell office:value-type="float" office:value="0.635242" calcext:value-type="float">
            <text:p>0,6352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acf20@j18:~/trab-2-paralela$ </text:p>
          </table:table-cell>
          <table:table-cell table:number-columns-repeated="4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400.83" calcext:value-type="float">
            <text:p>400,83</text:p>
          </table:table-cell>
          <table:table-cell table:style-name="ce32" table:formula="of:=[$'tempo-e-vazaoV2'.C18]" office:value-type="float" office:value="369" calcext:value-type="float">
            <text:p>369,00</text:p>
          </table:table-cell>
          <table:table-cell table:style-name="ce32" table:formula="of:=[$'tempo-e-vazaoV2'.D18]" office:value-type="float" office:value="421" calcext:value-type="float">
            <text:p>421,00</text:p>
          </table:table-cell>
          <table:table-cell table:style-name="ce32" table:formula="of:=[$'tempo-e-vazaoV2'.E18]" office:value-type="float" office:value="488" calcext:value-type="float">
            <text:p>488,00</text:p>
          </table:table-cell>
          <table:table-cell table:style-name="ce32" table:formula="of:=[$'tempo-e-vazaoV2'.F18]" office:value-type="float" office:value="524" calcext:value-type="float">
            <text:p>524,00</text:p>
          </table:table-cell>
          <table:table-cell table:style-name="ce32" table:formula="of:=[$'tempo-e-vazaoV2'.G18]" office:value-type="float" office:value="562" calcext:value-type="float">
            <text:p>562,00</text:p>
          </table:table-cell>
          <table:table-cell table:style-name="ce32" table:formula="of:=[$'tempo-e-vazaoV2'.H18]" office:value-type="float" office:value="599" calcext:value-type="float">
            <text:p>599,00</text:p>
          </table:table-cell>
          <table:table-cell table:style-name="ce32" table:formula="of:=[$'tempo-e-vazaoV2'.I18]" office:value-type="float" office:value="632" calcext:value-type="float">
            <text:p>632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3.1" calcext:value-type="float">
            <text:p>3.10</text:p>
          </table:table-cell>
          <table:table-cell table:style-name="ce33" table:formula="of:=ROUND([.C3]/[.C4];2)" office:value-type="float" office:value="2.21" calcext:value-type="float">
            <text:p>2.21</text:p>
          </table:table-cell>
          <table:table-cell table:style-name="ce33" table:formula="of:=ROUND([.D3]/[.D4];2)" office:value-type="float" office:value="1.68" calcext:value-type="float">
            <text:p>1.68</text:p>
          </table:table-cell>
          <table:table-cell table:style-name="ce33" table:formula="of:=ROUND([.E3]/[.E4];2)" office:value-type="float" office:value="1.34" calcext:value-type="float">
            <text:p>1.34</text:p>
          </table:table-cell>
          <table:table-cell table:style-name="ce33" table:formula="of:=ROUND([.F3]/[.F4];2)" office:value-type="float" office:value="1.25" calcext:value-type="float">
            <text:p>1.25</text:p>
          </table:table-cell>
          <table:table-cell table:style-name="ce33" table:formula="of:=ROUND([.G3]/[.G4];2)" office:value-type="float" office:value="1.15" calcext:value-type="float">
            <text:p>1.15</text:p>
          </table:table-cell>
          <table:table-cell table:style-name="ce33" table:formula="of:=ROUND([.H3]/[.H4];2)" office:value-type="float" office:value="1.08" calcext:value-type="float">
            <text:p>1.08</text:p>
          </table:table-cell>
          <table:table-cell table:style-name="ce33" table:formula="of:=ROUND([.I3]/[.I4];2)" office:value-type="float" office:value="1.03" calcext:value-type="float">
            <text:p>1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3:26:33.356908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2-12T13:29:32.566298164</dc:date>
    <meta:editing-duration>PT9H42M</meta:editing-duration>
    <meta:editing-cycles>45</meta:editing-cycles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617cm" svg:y="1.44cm" chart:style-name="ch3">
          <text:p>i7-4770 (4 cores, 8 hyperthreads)</text:p>
        </chart:subtitle>
        <chart:legend chart:legend-position="end" svg:x="5.144cm" svg:y="2.759cm" style:legend-expansion="custom" svg:width="4.604cm" svg:height="1.587cm" style:legend-expansion-aspect-ratio="2.90107120352867" chart:style-name="ch4"/>
        <chart:plot-area chart:style-name="ch5" table:cell-range-address="'tempo-e-vazaoV2'.A42:'tempo-e-vazaoV2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2'.B42:'tempo-e-vazaoV2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43:'tempo-e-vazaoV2'.I43" chart:label-cell-address="'tempo-e-vazaoV2'.A43:'tempo-e-vazaoV2'.A43" chart:class="chart:line">
            <chart:data-point chart:repeated="8"/>
          </chart:series>
          <chart:series chart:attached-axis="secondary-y" chart:style-name="ch13" chart:values-cell-range-address="'tempo-e-vazaoV2'.B44:'tempo-e-vazaoV2'.I44" chart:label-cell-address="'tempo-e-vazaoV2'.A44:'tempo-e-vazaoV2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42:'tempo-e-vazaoV2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2'.A43:'tempo-e-vazaoV2'.A43</svg:desc>
                </draw:g>
              </table:table-cell>
              <table:table-cell office:value-type="float" office:value="499">
                <text:p>499</text:p>
                <draw:g>
                  <svg:desc>'tempo-e-vazaoV2'.B43:'tempo-e-vazaoV2'.I43</svg:desc>
                </draw:g>
              </table:table-cell>
              <table:table-cell office:value-type="float" office:value="542">
                <text:p>542</text:p>
              </table:table-cell>
              <table:table-cell office:value-type="float" office:value="475">
                <text:p>475</text:p>
              </table:table-cell>
              <table:table-cell office:value-type="float" office:value="410">
                <text:p>410</text:p>
              </table:table-cell>
              <table:table-cell office:value-type="float" office:value="382">
                <text:p>382</text:p>
              </table:table-cell>
              <table:table-cell office:value-type="float" office:value="356">
                <text:p>356</text:p>
              </table:table-cell>
              <table:table-cell office:value-type="float" office:value="334">
                <text:p>33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44:'tempo-e-vazaoV2'.A44</svg:desc>
                </draw:g>
              </table:table-cell>
              <table:table-cell office:value-type="float" office:value="1">
                <text:p>1</text:p>
                <draw:g>
                  <svg:desc>'tempo-e-vazaoV2'.B44:'tempo-e-vazaoV2'.I44</svg:desc>
                </draw:g>
              </table:table-cell>
              <table:table-cell office:value-type="float" office:value="1.09">
                <text:p>1.09</text:p>
              </table:table-cell>
              <table:table-cell office:value-type="float" office:value="0.95">
                <text:p>0.95</text:p>
              </table:table-cell>
              <table:table-cell office:value-type="float" office:value="0.82">
                <text:p>0.82</text:p>
              </table:table-cell>
              <table:table-cell office:value-type="float" office:value="0.76">
                <text:p>0.76</text:p>
              </table:table-cell>
              <table:table-cell office:value-type="float" office:value="0.71">
                <text:p>0.71</text:p>
              </table:table-cell>
              <table:table-cell office:value-type="float" office:value="0.67">
                <text:p>0.67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B17:'tempo-e-vazaoV1'.I19 'tempo-e-vazaoV1'.A18:'tempo-e-vazaoV1'.A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B42:'tempo-e-vazaoV1'.I44 'tempo-e-vazaoV1'.A43:'tempo-e-vazaoV1'.A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7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6cm" svg:y="0.362cm" chart:style-name="ch2">
          <text:p>Soma de prefixos paralela com Pthreads (long int)</text:p>
        </chart:title>
        <chart:subtitle svg:x="2.346cm" svg:y="1.494cm" chart:style-name="ch3">
          <text:p> i7-4770 (4 cores, 8 hyperthreads)</text:p>
        </chart:subtitle>
        <chart:legend chart:legend-position="top" svg:x="5.272cm" svg:y="5.335cm" style:legend-expansion="custom" svg:width="4.287cm" svg:height="1.196cm" style:legend-expansion-aspect-ratio="3.58444816053512" chart:style-name="ch4"/>
        <chart:plot-area chart:style-name="ch5" table:cell-range-address="'tempo-e-vazaoV2'.A17:'tempo-e-vazaoV2'.I19" chart:data-source-has-labels="both" svg:x="0.887cm" svg:y="1.912cm" svg:width="9.335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822cm" svg:y="8.437cm" chart:style-name="ch7">
              <text:p>n threads</text:p>
            </chart:title>
            <chart:categories table:cell-range-address="'tempo-e-vazaoV2'.B17:'tempo-e-vazaoV2'.I17"/>
          </chart:axis>
          <chart:axis chart:dimension="y" chart:name="primary-y" chart:style-name="ch8">
            <chart:title svg:x="0.112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8:'tempo-e-vazaoV2'.I18" chart:label-cell-address="'tempo-e-vazaoV2'.A18:'tempo-e-vazaoV2'.A18" chart:class="chart:line">
            <chart:data-point chart:repeated="8"/>
          </chart:series>
          <chart:series chart:attached-axis="secondary-y" chart:style-name="ch13" chart:values-cell-range-address="'tempo-e-vazaoV2'.B19:'tempo-e-vazaoV2'.I19" chart:label-cell-address="'tempo-e-vazaoV2'.A19:'tempo-e-vazaoV2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17:'tempo-e-vazaoV2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2'.A18:'tempo-e-vazaoV2'.A18</svg:desc>
                </draw:g>
              </table:table-cell>
              <table:table-cell office:value-type="float" office:value="400.83">
                <text:p>400.83</text:p>
                <draw:g>
                  <svg:desc>'tempo-e-vazaoV2'.B18:'tempo-e-vazaoV2'.I18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421">
                <text:p>421</text:p>
              </table:table-cell>
              <table:table-cell office:value-type="float" office:value="488">
                <text:p>488</text:p>
              </table:table-cell>
              <table:table-cell office:value-type="float" office:value="524">
                <text:p>524</text:p>
              </table:table-cell>
              <table:table-cell office:value-type="float" office:value="562">
                <text:p>562</text:p>
              </table:table-cell>
              <table:table-cell office:value-type="float" office:value="599">
                <text:p>59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19:'tempo-e-vazaoV2'.A19</svg:desc>
                </draw:g>
              </table:table-cell>
              <table:table-cell office:value-type="float" office:value="1">
                <text:p>1</text:p>
                <draw:g>
                  <svg:desc>'tempo-e-vazaoV2'.B19:'tempo-e-vazaoV2'.I19</svg:desc>
                </draw:g>
              </table:table-cell>
              <table:table-cell office:value-type="float" office:value="1.09">
                <text:p>1.09</text:p>
              </table:table-cell>
              <table:table-cell office:value-type="float" office:value="0.95">
                <text:p>0.95</text:p>
              </table:table-cell>
              <table:table-cell office:value-type="float" office:value="0.82">
                <text:p>0.82</text:p>
              </table:table-cell>
              <table:table-cell office:value-type="float" office:value="0.76">
                <text:p>0.76</text:p>
              </table:table-cell>
              <table:table-cell office:value-type="float" office:value="0.71">
                <text:p>0.71</text:p>
              </table:table-cell>
              <table:table-cell office:value-type="float" office:value="0.67">
                <text:p>0.67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2cm" svg:y="0.026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400.83">
                <text:p>400.83</text:p>
                <draw:g>
                  <svg:desc>'compara-v1-e-v2'.B4:'compara-v1-e-v2'.I4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421">
                <text:p>421</text:p>
              </table:table-cell>
              <table:table-cell office:value-type="float" office:value="488">
                <text:p>488</text:p>
              </table:table-cell>
              <table:table-cell office:value-type="float" office:value="524">
                <text:p>524</text:p>
              </table:table-cell>
              <table:table-cell office:value-type="float" office:value="562">
                <text:p>562</text:p>
              </table:table-cell>
              <table:table-cell office:value-type="float" office:value="599">
                <text:p>59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3.1">
                <text:p>3.1</text:p>
                <draw:g>
                  <svg:desc>'compara-v1-e-v2'.B5:'compara-v1-e-v2'.I5</svg:desc>
                </draw:g>
              </table:table-cell>
              <table:table-cell office:value-type="float" office:value="2.21">
                <text:p>2.21</text:p>
              </table:table-cell>
              <table:table-cell office:value-type="float" office:value="1.68">
                <text:p>1.68</text:p>
              </table:table-cell>
              <table:table-cell office:value-type="float" office:value="1.34">
                <text:p>1.34</text:p>
              </table:table-cell>
              <table:table-cell office:value-type="float" office:value="1.25">
                <text:p>1.25</text:p>
              </table:table-cell>
              <table:table-cell office:value-type="float" office:value="1.15">
                <text:p>1.15</text:p>
              </table:table-cell>
              <table:table-cell office:value-type="float" office:value="1.08">
                <text:p>1.08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